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olo : <text:title>Licenze Lumen in pratica</text:title></text:p>
      <text:p text:style-name="Standard">Argomento : <text:subject>Operazioni da eseguire e problemi tecnici</text:subject></text:p>
      <text:p text:style-name="Standard">Data: <text:date style:data-style-name="N37" text:date-value="2013-06-18T07:55:38.16" text:fixed="true">18/06/13</text:date></text:p>
      <text:p text:style-name="Standard"/>
      <text:h text:style-name="Heading_20_1" text:outline-level="1">Libreria di crittografia Skgl</text:h>
      <text:p text:style-name="Text_20_body">Per leggere le informazioni hardware del sistema ospite, invece di scrivere in casa le routine necessarie, si è scelto di utilizzare la libreria open source SKGL (<text:a xlink:type="simple" xlink:href="http://skgl.codeplex.com/">skgl.codeplex.com</text:a>).</text:p>
      <text:p text:style-name="Text_20_body">Al momento del primo sviluppo, questa libreria era alla versione 2.0.4.1 che però aveva un baco se utilizzata in una macchina virtuale VirtualBox.<text:line-break/>Per questo baco, ho dovuto fare una patch in modo che non esplodesse.<text:line-break/>Quindi il programma Lumen, nella prima release candidate (rel 0.16) viene rilasciato con la libreria patchata.</text:p>
      <text:p text:style-name="Text_20_body">Nel frattempo, il team di sviluppo di questa libreria, ha messo a standard le modifiche fatte da me, a partire dalla release 2.0.5.1, che però al momento non è stata rilasciata.</text:p>
      <text:p text:style-name="Text_20_body">Quando la libreria skgl verrà rilasciata ufficialmente con la modifica di cui sopra, sarebbe il <text:s/>caso di aggiornare la dipendenza alla versione più recente per evitare queste trappole.</text:p>
      <text:h text:style-name="Heading_20_1" text:outline-level="1">Generazione Licenze</text:h>
      <text:p text:style-name="Text_20_body">Anche per questa utility, si è deciso di non svilupparla in casa, ma di utilizzare un progetto open source. Tale progetto “Software Protector Source 1.0.2.1” (<text:a xlink:type="simple" xlink:href="http://softwareprotector.codeplex.com/">softwareprotector.codeplex.com</text:a>).</text:p>
      <text:p text:style-name="Text_20_body">Questo eseguibile, pur utilizzando anche lui la libreria skgl, non risente dei problemi del baco descritto al capitolo precedente, quindi non è necessaria nessuna patch.x\\</text:p>
      <text:p text:style-name="Text_20_body">Inserire la password e la data di termine della licenza. Attualmente le 8 Features selezionabili in basso a destra non sono utilizzate.</text:p>
      <text:p text:style-name="Text_20_body">Nella linguetta di nome “Machine Code” inserire il numero di serie del computer che richiede la licenz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#ffcc99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Bernardini</meta:initial-creator>
    <meta:creation-date>2013-06-18T07:20:57.54</meta:creation-date>
    <meta:editing-cycles>4</meta:editing-cycles>
    <meta:editing-duration>PT1H4M52S</meta:editing-duration>
    <dc:description>Questo documento descrive in pratica come fare per creare una licenza.
Inoltre racconta i problemi che si sono dovuti affrontare per evitare un baco della libreria skgl.</dc:description>
    <meta:keyword>skgl licenze problemi</meta:keyword>
    <dc:subject>Operazioni da eseguire e problemi tecnici</dc:subject>
    <dc:title>Licenze Lumen in pratica</dc:title>
    <dc:date>2013-06-18T08:57:11.33</dc:date>
    <dc:creator>Luca Bernardini</dc:creator>
    <meta:generator>OpenOffice.org/3.3$Win32 OpenOffice.org_project/330m20$Build-9567</meta:generator>
    <meta:document-statistic meta:table-count="0" meta:image-count="0" meta:object-count="0" meta:page-count="1" meta:paragraph-count="13" meta:word-count="252" meta:character-count="1620"/>
  </office:meta>
</office:document-meta>
</file>